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Verdana" svg:font-family="Verdana" style:font-family-generic="swiss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">{{ workshop.Title }}</text:text-input><text:text-input text:description="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Verdana" svg:font-family="Verdana" style:font-family-generic="swiss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Verdana" fo:font-size="11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1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Verdana" fo:font-family="Verdana" style:font-family-generic="swiss" fo:font-size="13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Verdana" fo:font-family="Verdana" style:font-family-generic="swiss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style:font-family-generic="swiss" fo:font-size="11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family-generic="swiss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4T10:27:18.743445497</meta:creation-date>
    <dc:title>Standard-Text</dc:title>
    <meta:editing-duration>PT44S</meta:editing-duration>
    <meta:editing-cycles>2</meta:editing-cycles>
    <meta:generator>LibreOffice/6.0.6.2$Linux_X86_64 LibreOffice_project/00m0$Build-2</meta:generator>
    <meta:initial-creator>Manuel Senfft</meta:initial-creator>
    <dc:date>2018-09-04T10:28:01.989125554</dc:date>
    <dc:creator>Manuel Senfft</dc:creator>
    <meta:document-statistic meta:table-count="0" meta:image-count="0" meta:object-count="0" meta:page-count="1" meta:paragraph-count="1" meta:word-count="7" meta:character-count="24" meta:non-whitespace-character-count="22"/>
    <meta:template xlink:type="simple" xlink:actuate="onRequest" xlink:title="Standard-Text" xlink:href="file:///home/manu/.config/libreoffice/4/user/template/Standard-Text.ott" meta:date="2018-09-04T10:27:18.005858391"/>
  </office:meta>
</office:document-meta>
</file>